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BlankRow">
      <style:text-properties style:font-name="Consolas" officeooo:rsid="00417a95" officeooo:paragraph-rsid="00417a95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aash" svg:font-family="Akaash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fo:text-align="justify" style:justify-single-word="false" style:page-number="auto"/>
      <style:text-properties style:font-name="Arial1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 style:master-page-name="">
      <style:paragraph-properties fo:margin-top="0in" fo:margin-bottom="0.0402in" style:contextual-spacing="false" fo:text-align="center" style:justify-single-word="false" style:page-number="auto" fo:padding="0.0201in" fo:border-left="none" fo:border-right="none" fo:border-top="none" fo:border-bottom="0.06pt solid #999999"/>
      <style:text-properties fo:color="#224b12" loext:opacity="100%" style:font-name="Arial" fo:font-family="Arial" style:font-style-name="Bold" style:font-family-generic="swiss" style:font-pitch="variable" fo:font-size="20pt" fo:letter-spacing="0.0071in" fo:font-weight="bold" style:letter-kerning="true" style:font-size-asian="28pt" style:font-weight-asian="bold" style:font-size-complex="20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193in" fo:margin-bottom="0.0193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6pt" fo:font-weight="bold" style:font-size-asian="130%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193in" fo:margin-bottom="0.0193in" style:contextual-spacing="false" fo:text-align="center" style:justify-single-word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4pt" fo:font-weight="bold" fo:background-color="transparent" style:font-size-asian="115%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style:contextual-spacing="false" fo:text-align="start" style:justify-single-word="false"/>
      <style:text-properties style:font-name="Liberation Sans1" fo:font-family="'Liberation Sans'" style:font-style-name="Bold" style:font-family-generic="swiss" style:font-pitch="variable" fo:font-size="12pt" fo:font-weight="bold" style:font-size-asian="101%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193in" fo:margin-bottom="0.0193in" style:contextual-spacing="false"/>
      <style:text-properties fo:font-size="11pt" fo:font-style="italic" fo:font-weight="bold" style:font-size-asian="95%" style:font-style-asian="italic" style:font-weight-asian="bold" style:font-size-complex="11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paragraph-properties fo:margin-top="0in" fo:margin-bottom="0in" style:contextual-spacing="false"/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size-complex="12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 style:font-size-complex="11pt"/>
    </style:style>
    <style:style style:name="Contents_20_3" style:display-name="Contents 3" style:family="paragraph" style:parent-style-name="Index" style:class="index" style:master-page-name="">
      <style:paragraph-properties fo:margin-left="0.3937in" fo:margin-right="0in" fo:text-indent="0in" style:auto-text-indent="false" style:page-number="auto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 style:font-size-complex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1T02:50:03.723000000</dc:date>
    <meta:editing-duration>PT3H34M1S</meta:editing-duration>
    <meta:editing-cycles>49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